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rowser-&gt;server: <text:s/>HTTP GET https://studies.cs.helsinki.fi/exampleapp/spa</text:p>
      <text:p text:style-name="Standard">server--&gt;browser: HTML-code</text:p>
      <text:p text:style-name="Standard">browser-&gt;server: HTTP GET /main.css</text:p>
      <text:p text:style-name="Standard">server--&gt;browser: main.css</text:p>
      <text:p text:style-name="Standard">browser-&gt;server: HTTP GET spa.js</text:p>
      <text:p text:style-name="Standard">server--&gt;browser: spa.js</text:p>
      <text:p text:style-name="Standard">browser-&gt;server: HTTP GET data.json</text:p>
      <text:p text:style-name="Standard">server--&gt;browser: data.js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1T13:59:52.815073721</meta:creation-date>
    <dc:date>2022-03-17T13:21:58.434181321</dc:date>
    <meta:editing-duration>PT1M27S</meta:editing-duration>
    <meta:editing-cycles>2</meta:editing-cycles>
    <meta:generator>LibreOffice/7.1.7.2$Linux_X86_64 LibreOffice_project/10$Build-2</meta:generator>
    <meta:document-statistic meta:table-count="0" meta:image-count="0" meta:object-count="0" meta:page-count="1" meta:paragraph-count="8" meta:word-count="28" meta:character-count="278" meta:non-whitespace-character-count="261"/>
  </office:meta>
</office:document-meta>
</file>